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P2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3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P4" style:family="paragraph" style:parent-style-name="job_20_description">
      <style:text-properties officeooo:paragraph-rsid="004110d7"/>
    </style:style>
    <style:style style:name="P5" style:family="paragraph" style:parent-style-name="job_20_description">
      <style:text-properties officeooo:paragraph-rsid="0043b67a"/>
    </style:style>
    <style:style style:name="P6" style:family="paragraph" style:parent-style-name="job_20_description">
      <style:text-properties officeooo:paragraph-rsid="00417be9"/>
    </style:style>
    <style:style style:name="P7" style:family="paragraph" style:parent-style-name="job_20_description">
      <style:text-properties officeooo:paragraph-rsid="0053c911"/>
    </style:style>
    <style:style style:name="P8" style:family="paragraph" style:parent-style-name="job_20_description">
      <style:text-properties officeooo:paragraph-rsid="0053ebab"/>
    </style:style>
    <style:style style:name="P9" style:family="paragraph" style:parent-style-name="job_20_title">
      <style:text-properties officeooo:paragraph-rsid="004ec9dd"/>
    </style:style>
    <style:style style:name="P10" style:family="paragraph" style:parent-style-name="job_20_description_20_bullets" style:list-style-name="L1"/>
    <style:style style:name="P11" style:family="paragraph" style:parent-style-name="job_20_description_20_bullets" style:list-style-name="L1">
      <style:text-properties officeooo:paragraph-rsid="005121a4"/>
    </style:style>
    <style:style style:name="P12" style:family="paragraph" style:parent-style-name="job_20_description_20_bullets" style:list-style-name="L1">
      <style:text-properties officeooo:paragraph-rsid="006a5f60"/>
    </style:style>
    <style:style style:name="P13" style:family="paragraph" style:parent-style-name="job_20_description_20_bullets" style:list-style-name="L2"/>
    <style:style style:name="P14" style:family="paragraph" style:parent-style-name="job_20_description_20_bullets" style:list-style-name="L3"/>
    <style:style style:name="P15" style:family="paragraph" style:parent-style-name="job_20_description_20_bullets" style:list-style-name="L4"/>
    <style:style style:name="P16" style:family="paragraph" style:parent-style-name="job_20_description_20_bullets" style:list-style-name="L5"/>
    <style:style style:name="P17" style:family="paragraph" style:parent-style-name="job_20_description_20_bullets" style:list-style-name="L6"/>
    <style:style style:name="P18" style:family="paragraph" style:parent-style-name="job_20_description_20_bullets" style:list-style-name="L7"/>
    <style:style style:name="P19" style:family="paragraph" style:parent-style-name="job_20_description_20_bullets" style:list-style-name="L8"/>
    <style:style style:name="P20" style:family="paragraph" style:parent-style-name="job_20_description_20_bullets" style:list-style-name="L9"/>
    <style:style style:name="P21" style:family="paragraph" style:parent-style-name="job_20_description_20_bullets" style:list-style-name="L10"/>
    <style:style style:name="P22" style:family="paragraph" style:parent-style-name="job_20_description_20_bullets" style:list-style-name="L11"/>
    <style:style style:name="P23" style:family="paragraph" style:parent-style-name="job_20_description_20_bullets" style:list-style-name="L12"/>
    <style:style style:name="P24" style:family="paragraph" style:parent-style-name="job_20_description_20_bullets" style:list-style-name="L13"/>
    <style:style style:name="P25" style:family="paragraph" style:parent-style-name="job_20_description_20_bullets" style:list-style-name="L13">
      <style:text-properties officeooo:paragraph-rsid="0054b25f"/>
    </style:style>
    <style:style style:name="P26" style:family="paragraph" style:parent-style-name="job_20_description_20_bullets" style:list-style-name="L14"/>
    <style:style style:name="P27" style:family="paragraph" style:parent-style-name="job_20_description_20_bullets" style:list-style-name="L15">
      <style:text-properties officeooo:paragraph-rsid="0045aa66"/>
    </style:style>
    <style:style style:name="P28" style:family="paragraph" style:parent-style-name="job_20_description_20_bullets" style:list-style-name="L15">
      <style:text-properties officeooo:rsid="0045aa66" officeooo:paragraph-rsid="0045aa66"/>
    </style:style>
    <style:style style:name="P29" style:family="paragraph" style:parent-style-name="job_20_heading" style:master-page-name="Standard">
      <style:paragraph-properties style:page-number="auto"/>
    </style:style>
    <style:style style:name="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T2" style:family="text">
      <style:text-properties style:font-name="Times New Roman" fo:font-size="10pt" style:font-size-asian="10pt" style:font-name-complex="Tahoma" style:font-size-complex="10pt"/>
    </style:style>
    <style:style style:name="T3" style:family="text">
      <style:text-properties style:font-name="Times New Roman" fo:font-size="10pt" officeooo:rsid="0059f37a" style:font-size-asian="10pt" style:font-name-complex="Tahoma" style:font-size-complex="10pt"/>
    </style:style>
    <style:style style:name="T4" style:family="text">
      <style:text-properties style:font-name="Times New Roman" fo:font-size="10pt" officeooo:rsid="0042f31b" style:font-size-asian="10pt" style:font-name-complex="Tahoma" style:font-size-complex="10pt"/>
    </style:style>
    <style:style style:name="T5" style:family="text">
      <style:text-properties style:font-name="Times New Roman" fo:font-size="10pt" officeooo:rsid="004e0ac5" style:font-size-asian="10pt" style:font-name-complex="Tahoma" style:font-size-complex="10pt"/>
    </style:style>
    <style:style style:name="T6" style:family="text">
      <style:text-properties style:font-name="Times New Roman" fo:font-size="10pt" style:font-size-asian="10pt" style:font-name-complex="Times New Roman" style:font-size-complex="10pt"/>
    </style:style>
    <style:style style:name="T7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T8" style:family="text">
      <style:text-properties style:font-name="Times New Roman" fo:font-size="10pt" officeooo:rsid="0042a6d3" style:font-size-asian="10pt" style:font-name-complex="Times New Roman" style:font-size-complex="10pt"/>
    </style:style>
    <style:style style:name="T9" style:family="text">
      <style:text-properties style:font-name="Times New Roman" fo:font-size="8pt" style:font-size-asian="8pt" style:font-size-complex="8pt"/>
    </style:style>
    <style:style style:name="T10" style:family="text">
      <style:text-properties style:font-name="Times New Roman" fo:font-size="8pt" officeooo:rsid="00404f6b" style:font-size-asian="8pt" style:font-size-complex="8pt"/>
    </style:style>
    <style:style style:name="T11" style:family="text">
      <style:text-properties style:font-name="Times New Roman" fo:font-size="8pt" officeooo:rsid="004110d7" style:font-size-asian="8pt" style:font-size-complex="8pt"/>
    </style:style>
    <style:style style:name="T12" style:family="text">
      <style:text-properties style:font-name="Times New Roman" fo:font-size="8pt" officeooo:rsid="00417be9" style:font-size-asian="8pt" style:font-size-complex="8pt"/>
    </style:style>
    <style:style style:name="T13" style:family="text">
      <style:text-properties style:font-name="Times New Roman" fo:font-size="8pt" officeooo:rsid="0053ebab" style:font-size-asian="8pt" style:font-size-complex="8pt"/>
    </style:style>
    <style:style style:name="T14" style:family="text">
      <style:text-properties style:font-name="Times New Roman" fo:font-size="8pt" officeooo:rsid="0066ad06" style:font-size-asian="8pt" style:font-size-complex="8pt"/>
    </style:style>
    <style:style style:name="T15" style:family="text">
      <style:text-properties style:font-name="Times New Roman" fo:font-size="8pt" officeooo:rsid="0066d497" style:font-size-asian="8pt" style:font-size-complex="8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5ef929" style:font-size-asian="9pt" style:font-size-complex="9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e0ac5" style:font-weight-asian="bold" style:font-weight-complex="bold"/>
    </style:style>
    <style:style style:name="T20" style:family="text">
      <style:text-properties fo:font-weight="bold" officeooo:rsid="0064b8b1" style:font-weight-asian="bold" style:font-weight-complex="bold"/>
    </style:style>
    <style:style style:name="T21" style:family="text">
      <style:text-properties fo:font-weight="bold" officeooo:rsid="0045aa66" style:font-weight-asian="bold" style:font-weight-complex="bold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8pt" officeooo:rsid="00404f6b" style:font-size-asian="8pt" style:font-size-complex="8pt"/>
    </style:style>
    <style:style style:name="T24" style:family="text">
      <style:text-properties fo:font-size="8pt" officeooo:rsid="004110d7" style:font-size-asian="8pt" style:font-size-complex="8pt"/>
    </style:style>
    <style:style style:name="T25" style:family="text">
      <style:text-properties fo:font-size="8pt" officeooo:rsid="00417be9" style:font-size-asian="8pt" style:font-size-complex="8pt"/>
    </style:style>
    <style:style style:name="T26" style:family="text">
      <style:text-properties fo:font-size="8pt" officeooo:rsid="0041bb35" style:font-size-asian="8pt" style:font-size-complex="8pt"/>
    </style:style>
    <style:style style:name="T27" style:family="text">
      <style:text-properties fo:font-size="8pt" officeooo:rsid="0043b67a" style:font-size-asian="8pt" style:font-size-complex="8pt"/>
    </style:style>
    <style:style style:name="T28" style:family="text">
      <style:text-properties fo:font-size="8pt" officeooo:rsid="00479fb1" style:font-size-asian="8pt" style:font-size-complex="8pt"/>
    </style:style>
    <style:style style:name="T29" style:family="text">
      <style:text-properties fo:font-size="8pt" officeooo:rsid="004ab0b4" style:font-size-asian="8pt" style:font-size-complex="8pt"/>
    </style:style>
    <style:style style:name="T30" style:family="text">
      <style:text-properties fo:font-size="8pt" officeooo:rsid="004e0ac5" style:font-size-asian="8pt" style:font-size-complex="8pt"/>
    </style:style>
    <style:style style:name="T31" style:family="text">
      <style:text-properties fo:font-size="8pt" officeooo:rsid="005121a4" style:font-size-asian="8pt" style:font-size-complex="8pt"/>
    </style:style>
    <style:style style:name="T32" style:family="text">
      <style:text-properties fo:font-size="8pt" officeooo:rsid="0053c911" style:font-size-asian="8pt" style:font-size-complex="8pt"/>
    </style:style>
    <style:style style:name="T33" style:family="text">
      <style:text-properties fo:font-size="8pt" officeooo:rsid="0053ebab" style:font-size-asian="8pt" style:font-size-complex="8pt"/>
    </style:style>
    <style:style style:name="T34" style:family="text">
      <style:text-properties fo:font-size="8pt" officeooo:rsid="005887bb" style:font-size-asian="8pt" style:font-size-complex="8pt"/>
    </style:style>
    <style:style style:name="T35" style:family="text">
      <style:text-properties fo:font-size="8pt" officeooo:rsid="0059f37a" style:font-size-asian="8pt" style:font-size-complex="8pt"/>
    </style:style>
    <style:style style:name="T36" style:family="text">
      <style:text-properties fo:font-size="8pt" officeooo:rsid="005e5ca3" style:font-size-asian="8pt" style:font-size-complex="8pt"/>
    </style:style>
    <style:style style:name="T37" style:family="text">
      <style:text-properties fo:font-size="8pt" officeooo:rsid="005ef929" style:font-size-asian="8pt" style:font-size-complex="8pt"/>
    </style:style>
    <style:style style:name="T38" style:family="text">
      <style:text-properties fo:font-size="8pt" officeooo:rsid="0060e385" style:font-size-asian="8pt" style:font-size-complex="8pt"/>
    </style:style>
    <style:style style:name="T39" style:family="text">
      <style:text-properties fo:font-size="8pt" officeooo:rsid="00622e82" style:font-size-asian="8pt" style:font-size-complex="8pt"/>
    </style:style>
    <style:style style:name="T40" style:family="text">
      <style:text-properties fo:font-size="8pt" officeooo:rsid="0062d536" style:font-size-asian="8pt" style:font-size-complex="8pt"/>
    </style:style>
    <style:style style:name="T41" style:family="text">
      <style:text-properties fo:font-size="8pt" officeooo:rsid="0066ad06" style:font-size-asian="8pt" style:font-size-complex="8pt"/>
    </style:style>
    <style:style style:name="T42" style:family="text">
      <style:text-properties fo:font-size="8pt" officeooo:rsid="0066d497" style:font-size-asian="8pt" style:font-size-complex="8pt"/>
    </style:style>
    <style:style style:name="T43" style:family="text">
      <style:text-properties fo:font-size="8pt" officeooo:rsid="00672e58" style:font-size-asian="8pt" style:font-size-complex="8pt"/>
    </style:style>
    <style:style style:name="T44" style:family="text">
      <style:text-properties fo:font-size="8pt" officeooo:rsid="0068ef86" style:font-size-asian="8pt" style:font-size-complex="8pt"/>
    </style:style>
    <style:style style:name="T45" style:family="text">
      <style:text-properties fo:font-size="8pt" officeooo:rsid="006a5f60" style:font-size-asian="8pt" style:font-size-complex="8pt"/>
    </style:style>
    <style:style style:name="T46" style:family="text">
      <style:text-properties fo:font-size="8pt" officeooo:rsid="006c250f" style:font-size-asian="8pt" style:font-size-complex="8pt"/>
    </style:style>
    <style:style style:name="T47" style:family="text">
      <style:text-properties fo:font-size="8pt" officeooo:rsid="006d5458" style:font-size-asian="8pt" style:font-size-complex="8pt"/>
    </style:style>
    <style:style style:name="T48" style:family="text">
      <style:text-properties fo:font-size="8pt" officeooo:rsid="006f3153" style:font-size-asian="8pt" style:font-size-complex="8pt"/>
    </style:style>
    <style:style style:name="T49" style:family="text">
      <style:text-properties fo:font-size="8pt" officeooo:rsid="007274f4" style:font-size-asian="8pt" style:font-size-complex="8pt"/>
    </style:style>
    <style:style style:name="T50" style:family="text">
      <style:text-properties fo:font-size="8pt" officeooo:rsid="007540c0" style:font-size-asian="8pt" style:font-size-complex="8pt"/>
    </style:style>
    <style:style style:name="T51" style:family="text">
      <style:text-properties fo:font-size="8pt" fo:font-weight="bold" style:font-size-asian="8pt" style:font-weight-asian="bold" style:font-size-complex="8pt" style:font-weight-complex="bold"/>
    </style:style>
    <style:style style:name="T52" style:family="text">
      <style:text-properties fo:font-size="8pt" fo:font-style="italic" style:font-size-asian="8pt" style:font-style-asian="italic" style:font-size-complex="8pt" style:font-style-complex="italic"/>
    </style:style>
    <style:style style:name="T53" style:family="text">
      <style:text-properties officeooo:rsid="00417be9"/>
    </style:style>
    <style:style style:name="T54" style:family="text">
      <style:text-properties style:text-position="super 58%" fo:font-weight="bold" style:font-weight-asian="bold" style:font-weight-complex="bold"/>
    </style:style>
    <style:style style:name="T55" style:family="text">
      <style:text-properties style:text-position="super 58%" fo:font-weight="bold" officeooo:rsid="0045aa66" style:font-weight-asian="bold" style:font-weight-complex="bold"/>
    </style:style>
    <style:style style:name="T56" style:family="text">
      <style:text-properties officeooo:rsid="004ab0b4"/>
    </style:style>
    <style:style style:name="T57" style:family="text">
      <style:text-properties officeooo:rsid="004ca20f"/>
    </style:style>
    <style:style style:name="T58" style:family="text">
      <style:text-properties officeooo:rsid="004cbd9e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45aa66" style:font-weight-asian="normal" style:font-weight-complex="normal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officeooo:rsid="00568bcd"/>
    </style:style>
    <style:style style:name="T63" style:family="text">
      <style:text-properties officeooo:rsid="0059f37a"/>
    </style:style>
    <style:style style:name="T64" style:family="text">
      <style:text-properties officeooo:rsid="005e5ca3"/>
    </style:style>
    <style:style style:name="T65" style:family="text">
      <style:text-properties officeooo:rsid="005ef929"/>
    </style:style>
    <style:style style:name="T66" style:family="text">
      <style:text-properties officeooo:rsid="0064b8b1"/>
    </style:style>
    <style:style style:name="T67" style:family="text">
      <style:text-properties officeooo:rsid="0066ad06"/>
    </style:style>
    <style:style style:name="T68" style:family="text">
      <style:text-properties officeooo:rsid="0066d497"/>
    </style:style>
    <style:style style:name="T69" style:family="text">
      <style:text-properties officeooo:rsid="0068ef86"/>
    </style:style>
    <style:style style:name="T70" style:family="text">
      <style:text-properties officeooo:rsid="00714cf1"/>
    </style:style>
    <style:style style:name="T71" style:family="text">
      <style:text-properties officeooo:rsid="0045aa66"/>
    </style:style>
    <style:style style:name="T72" style:family="text">
      <style:text-properties officeooo:rsid="0072c676"/>
    </style:style>
    <style:style style:name="T73" style:family="text">
      <style:text-properties officeooo:rsid="0073d31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382in" fo:text-indent="-0.25in" fo:margin-left="0.438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882in" fo:text-indent="-0.25in" fo:margin-left="0.688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382in" fo:text-indent="-0.25in" fo:margin-left="0.938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1882in" fo:text-indent="-0.25in" fo:margin-left="1.188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4382in" fo:text-indent="-0.25in" fo:margin-left="1.438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6882in" fo:text-indent="-0.25in" fo:margin-left="1.688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9382in" fo:text-indent="-0.25in" fo:margin-left="1.938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1882in" fo:text-indent="-0.25in" fo:margin-left="2.188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4382in" fo:text-indent="-0.25in" fo:margin-left="2.438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6882in" fo:text-indent="-0.25in" fo:margin-left="2.6882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61">Professional Summary</text:span></text:span></text:p>
      <text:p text:style-name="job_20_title">Senior Software Engineer with over <text:span text:style-name="T73">20</text:span> years of experience in scalable systems, cloud infrastructure, and AI development. Proven track record in improving system performance, leading engineering teams, and delivering high-impact projects in high-volume environments leveraging open-source ecosystems.</text:p>
      <text:p text:style-name="job_20_heading"><text:span text:style-name="Strong_20_Emphasis">Skills</text:span></text:p>
      <text:list text:style-name="L1">
        <text:list-item>
          <text:p text:style-name="P10"><text:span text:style-name="Strong_20_Emphasis"><text:span text:style-name="T22">Programming Languages</text:span></text:span><text:span text:style-name="T22">: Python, Rust, </text:span><text:span text:style-name="T30">Perl,</text:span><text:span text:style-name="T22"> Go, JavaScript, C, Shell</text:span></text:p>
        </text:list-item>
        <text:list-item>
          <text:p text:style-name="P10"><text:span text:style-name="Strong_20_Emphasis"><text:span text:style-name="T22">Frameworks and Libraries</text:span></text:span><text:span text:style-name="T22">: Flask, Bottle, </text:span><text:span text:style-name="T36">Django,</text:span><text:span text:style-name="T22"> SQLAlchemy, NumPy, Pandas, </text:span><text:span text:style-name="T48">s</text:span><text:span text:style-name="T22">cikit-learn, </text:span><text:span text:style-name="T50">jupyter, </text:span><text:span text:style-name="T22">React</text:span></text:p>
        </text:list-item>
        <text:list-item>
          <text:p text:style-name="P11"><text:span text:style-name="Strong_20_Emphasis"><text:span text:style-name="T22">AI and Machine Learning</text:span></text:span><text:span text:style-name="T22">: </text:span><text:span text:style-name="T31">LLMs,</text:span><text:span text:style-name="T22"> </text:span><text:span text:style-name="T30">LangChain,</text:span><text:span text:style-name="T22"> </text:span><text:span text:style-name="T34">Agents, </text:span><text:span text:style-name="T31">ANN, RNN, CNN, </text:span><text:span text:style-name="T22">FastAI, PyTorch, TensorFlow</text:span></text:p>
        </text:list-item>
        <text:list-item>
          <text:p text:style-name="P10"><text:span text:style-name="Strong_20_Emphasis"><text:span text:style-name="T22">Databases</text:span></text:span><text:span text:style-name="T22">: PostgreSQL, MySQL, Redshift, Elastic</text:span><text:span text:style-name="T44">S</text:span><text:span text:style-name="T22">earch, MongoDB, Redis, Riak, </text:span><text:span text:style-name="T47">Spark, </text:span><text:span text:style-name="T48">RabbitMQ</text:span></text:p>
        </text:list-item>
        <text:list-item>
          <text:p text:style-name="P12"><text:span text:style-name="Strong_20_Emphasis"><text:span text:style-name="T22">Cloud Services</text:span></text:span><text:span text:style-name="T22">: AWS (EC2, S3, IAM, RDS, </text:span><text:span text:style-name="T46">Aurora, </text:span><text:span text:style-name="T44">RedShift, SQS, </text:span><text:span text:style-name="T45">ACM, Route53, </text:span><text:span text:style-name="T22">Kinesis, </text:span><text:span text:style-name="T36">Lambda, DynamoDB, </text:span><text:span text:style-name="T22">Athena, Glue, </text:span><text:span text:style-name="T46">EFS, </text:span><text:span text:style-name="T36">EKS, </text:span><text:span text:style-name="T42">Chalice, </text:span><text:span text:style-name="T45">CodeCommit</text:span><text:span text:style-name="T22">), Docker, Kubernetes, Terraform, </text:span><text:span text:style-name="T45">ArgoCD</text:span></text:p>
        </text:list-item>
        <text:list-item>
          <text:p text:style-name="P10"><text:span text:style-name="Strong_20_Emphasis"><text:span text:style-name="T22">DevOps Tools</text:span></text:span><text:span text:style-name="T22">: Git, Gerrit, Subversion </text:span><text:span text:style-name="T49">(SVN)</text:span><text:span text:style-name="T22">, Chef, Salt, Puppet, Prowler</text:span></text:p>
        </text:list-item>
        <text:list-item>
          <text:p text:style-name="P10"><text:span text:style-name="Strong_20_Emphasis"><text:span text:style-name="T22">Testing and Development</text:span></text:span><text:span text:style-name="T22">: Test-Driven Development (TDD), Linux, Apache, </text:span><text:span text:style-name="T47">n</text:span><text:span text:style-name="T45">ginx, </text:span><text:span text:style-name="T46">zsh, Vim, tmux</text:span></text:p>
        </text:list-item>
      </text:list>
      <text:p text:style-name="job_20_heading"><text:span text:style-name="Strong_20_Emphasis">Experience</text:span></text:p>
      <text:p text:style-name="job_20_title"><text:span text:style-name="Strong_20_Emphasis"><text:span text:style-name="T16">Lemur Labs, Los Angeles, CA</text:span></text:span><text:span text:style-name="Strong_20_Emphasis"><text:span text:style-name="T22"><text:line-break/>CEO and Chief Engineer</text:span></text:span><text:span text:style-name="T22"> | February 2019 – Present</text:span></text:p>
      <text:list text:style-name="L2">
        <text:list-item>
          <text:p text:style-name="P13">Provided software consultancy for prototyping ideas and testing market fit.</text:p>
        </text:list-item>
        <text:list-item>
          <text:p text:style-name="P13">Led AI consulting and development with LLMs and LangChain agents for Agents4All.</text:p>
        </text:list-item>
        <text:list-item>
          <text:p text:style-name="P13">Conducted AWS cloud consulting, cleanup, and deployment via Terraform.</text:p>
        </text:list-item>
        <text:list-item>
          <text:p text:style-name="P13">Optimized client's web store response times by 80%, contributing to an increase in sales from $3M to $30M.</text:p>
        </text:list-item>
        <text:list-item>
          <text:p text:style-name="P13">Identified key issues with AWS architecture for Word<text:span text:style-name="T64">P</text:span>ress, updated to Aurora with split read and write instances, and streamlined plugins.</text:p>
        </text:list-item>
        <text:list-item>
          <text:p text:style-name="P13">Conducted deep investigations into database issues using WooCommerce at high scale.</text:p>
        </text:list-item>
        <text:list-item>
          <text:p text:style-name="P13">Created improved architecture and development road map.</text:p>
        </text:list-item>
        <text:list-item>
          <text:p text:style-name="P13">Identified and sourced key hires needed for growth; provided on-boarding and continuity.</text:p>
        </text:list-item>
        <text:list-item>
          <text:p text:style-name="P13">Managed the existing offshore operations team, providing oversight and accountability.</text:p>
        </text:list-item>
        <text:list-item>
          <text:p text:style-name="P13">Developed a proof-of-concept shopping funnel to optimize and monetize referral traffic, integrating third-party purchase and delivery systems.</text:p>
        </text:list-item>
      </text:list>
      <text:p text:style-name="job_20_description"><text:span text:style-name="Emphasis"><text:span text:style-name="T22">Technologies Used:</text:span></text:span><text:span text:style-name="T22"> </text:span><text:span text:style-name="T23">Python, LangChain, OpenAI, Postgre</text:span><text:span text:style-name="T37">SQL</text:span><text:span text:style-name="T24">, </text:span><text:span text:style-name="T22">MySQL, </text:span><text:span text:style-name="T35">T</text:span><text:span text:style-name="T22">erraform, AWS (EC2, </text:span><text:span text:style-name="T24">Aurora, </text:span><text:span text:style-name="T22">S3, </text:span><text:span text:style-name="T25">EFS, Elasticache</text:span><text:span text:style-name="T22">), </text:span><text:span text:style-name="T25">Word</text:span><text:span text:style-name="T36">P</text:span><text:span text:style-name="T25">ress.</text:span></text:p>
      <text:p text:style-name="job_20_title"><text:span text:style-name="Strong_20_Emphasis"><text:span text:style-name="T16">Gogo</text:span></text:span><text:span text:style-name="Strong_20_Emphasis"><text:span text:style-name="T17">p</text:span></text:span><text:span text:style-name="Strong_20_Emphasis"><text:span text:style-name="T16">ix, Los Angeles, CA<text:line-break/></text:span></text:span><text:span text:style-name="Strong_20_Emphasis"><text:span text:style-name="T22">Chief Technology Officer</text:span></text:span><text:span text:style-name="T22"> | April 2022 – Present<text:line-break/></text:span><text:span text:style-name="Strong_20_Emphasis"><text:span text:style-name="T22">Advisor to CEO</text:span></text:span><text:span text:style-name="T22"> | January 2019 – April 2022</text:span></text:p>
      <text:p text:style-name="job_20_description"><text:span text:style-name="T56">Gogo</text:span><text:span text:style-name="T65">p</text:span><text:span text:style-name="T56">ix / Vibe </text:span><text:span text:style-name="T65">St</text:span><text:span text:style-name="T56">ream </text:span>brings music entertainment from artists and record labels to consumers to enjoy on their screens.</text:p>
      <text:list text:style-name="L3">
        <text:list-item>
          <text:p text:style-name="P14">Designed architecture for ingesting and streaming music videos from rights holders.</text:p>
        </text:list-item>
        <text:list-item>
          <text:p text:style-name="P14">Improved and migrated database schema.</text:p>
        </text:list-item>
        <text:list-item>
          <text:p text:style-name="P14">Created a minimum viable product (MVP) for a video clipping service <text:span text:style-name="T57">using ffmpeg </text:span>and conducted competitive analysis of hosted solutions on Mux.com.</text:p>
        </text:list-item>
        <text:list-item>
          <text:p text:style-name="P14">Implemented Digital Data Exchange (DDEX) translation and extraction processes.</text:p>
        </text:list-item>
        <text:list-item>
          <text:p text:style-name="P14">Mentored junior engineers in development, security, and design.</text:p>
        </text:list-item>
        <text:list-item>
          <text:p text:style-name="P14">Provided technical due diligence to customers and investors.</text:p>
        </text:list-item>
        <text:list-item>
          <text:p text:style-name="P14">Developed custom <text:span text:style-name="T57">video </text:span><text:span text:style-name="T63">XML </text:span><text:span text:style-name="T57">ingestion </text:span>solutions for video provider<text:span text:style-name="T57">s</text:span>.</text:p>
        </text:list-item>
      </text:list>
      <text:p text:style-name="job_20_description"><text:span text:style-name="Emphasis"><text:span text:style-name="T22">Technologies Used:</text:span></text:span><text:span text:style-name="T22"> </text:span><text:span text:style-name="T23">Python, </text:span><text:span text:style-name="T31">F</text:span><text:span text:style-name="T29">lask, SQLModel, ffmpeg, Mux</text:span><text:span text:style-name="T23">, </text:span><text:span text:style-name="T29">Postgre</text:span><text:span text:style-name="T37">SQL</text:span><text:span text:style-name="T29">, </text:span><text:span text:style-name="T47">n</text:span><text:span text:style-name="T43">ginx, </text:span><text:span text:style-name="T33">Linux, </text:span><text:span text:style-name="T29">AWS (EC2, S3, RDS, Route53, ACM, Secure Transfer), </text:span><text:span text:style-name="T22">Terraform, </text:span><text:span text:style-name="T40">JavaScript</text:span><text:span text:style-name="T29">, </text:span><text:span text:style-name="T35">NumPy, Pandas</text:span></text:p>
      <text:p text:style-name="job_20_title"><text:span text:style-name="Strong_20_Emphasis">MalachiArts, Los Angeles, CA<text:line-break/></text:span><text:span text:style-name="Strong_20_Emphasis"><text:span text:style-name="T22">Senior Software Engineer</text:span></text:span><text:span text:style-name="T22"> | May 2021 – January 2023</text:span></text:p>
      <text:p text:style-name="job_20_description">Provided development and operations insight for cloud migration projects with clients ranging from startups to Fortune 500 companies.</text:p>
      <text:list text:style-name="L4">
        <text:list-item>
          <text:p text:style-name="P15"><text:span text:style-name="Strong_20_Emphasis"><text:span text:style-name="T9">VodyTV</text:span></text:span><text:span text:style-name="T9">: Designed complete architecture, implementation, and infrastructure of </text:span><text:span text:style-name="T12">MVP </text:span><text:span text:style-name="T9">client API and SDK library using AWS API Gateway, Serverless Lambda, S3, DynamoDB, and Terraform.</text:span></text:p>
        </text:list-item>
        <text:list-item>
          <text:p text:style-name="P15"><text:span text:style-name="Strong_20_Emphasis"><text:span text:style-name="T9">Generate Life Sciences</text:span></text:span><text:span text:style-name="T9">: Produced a second-generation Kubernetes infrastructure after mapping and documenting existing cloud sprawl, enabling turnkey access for developers through automated Helm charts. Duplicated AWS deployments into multi-account modularized Terraform, improving security and resiliency.</text:span></text:p>
        </text:list-item>
        <text:list-item>
          <text:p text:style-name="P15"><text:span text:style-name="Strong_20_Emphasis"><text:span text:style-name="T9">Fortune 500 Streaming Media Company</text:span></text:span><text:span text:style-name="T9">: Developed Python applications for a custom DNS system, updating portal and API to enable teams to safely manage their own customer-facing DNS entries.</text:span></text:p>
        </text:list-item>
        <text:list-item>
          <text:p text:style-name="P15"><text:span text:style-name="Strong_20_Emphasis"><text:span text:style-name="T9">Fortune 500 Event Ticketing Company</text:span></text:span><text:span text:style-name="T9">: Embedded in the Kubernetes team; performed rolling upgrades of AWS EKS cluster versions and upgraded clients of deprecated APIs. Wrote a template system to standardize a multi-repo manual configuration, documenting variance and preparing for a meta-configuration file-based automated system.</text:span></text:p>
        </text:list-item>
        <text:list-item>
          <text:p text:style-name="P15"><text:span text:style-name="T20">Internal</text:span><text:span text:style-name="T66">: </text:span>Contributed to EKS reference platform, including automated testing of AWS security best practices using Prowler, extending it for multi-account organization awareness, and embedding as a Terraform module.</text:p>
        </text:list-item>
        <text:list-item>
          <text:p text:style-name="P15"><text:span text:style-name="Strong_20_Emphasis"><text:span text:style-name="T9">Infer.ai</text:span></text:span><text:span text:style-name="T9">: Developed cloud-native AWS EKS infrastructure to run AI models with high performance and optimized cost for clients.</text:span></text:p>
        </text:list-item>
      </text:list>
      <text:p text:style-name="P4"><text:span text:style-name="Emphasis"><text:span text:style-name="T9">Technologies Used:</text:span></text:span><text:span text:style-name="T9"> </text:span><text:span text:style-name="T10">Python, </text:span><text:span text:style-name="T13">Linux, </text:span><text:span text:style-name="T11">AWS (</text:span><text:span text:style-name="T14">C</text:span><text:span text:style-name="T11">halice, API gateway, EC2, S3, Lambda, DynamoDB, CodeCommit, </text:span><text:span text:style-name="T15">IAM</text:span><text:span text:style-name="T12">, Roles</text:span><text:span text:style-name="T11">)</text:span><text:span text:style-name="T10">, </text:span><text:span text:style-name="T11">Kubernetes, ArgoCD</text:span><text:span text:style-name="T9">, Terraform, Docker.</text:span></text:p>
      <text:p text:style-name="P9"><text:soft-page-break/><text:span text:style-name="Strong_20_Emphasis">Kernel, Los Angeles, CA<text:line-break/></text:span><text:span text:style-name="Strong_20_Emphasis"><text:span text:style-name="T22">Senior Software Engineer</text:span></text:span><text:span text:style-name="T22"> | August 2020 – April 2021</text:span></text:p>
      <text:list text:style-name="L5">
        <text:list-item>
          <text:p text:style-name="P16">Built initial internal client portal for coordinating models and experimental output data while maintaining confidentiality and security for individual brain scans.</text:p>
        </text:list-item>
        <text:list-item>
          <text:p text:style-name="P16">Utilized Chalice Python framework with Terraform to coordinate AWS services (SQS queues, <text:span text:style-name="T67">Lambda, </text:span>RDS, S3, <text:span text:style-name="T68">IAM, Cognito</text:span>).</text:p>
        </text:list-item>
        <text:list-item>
          <text:p text:style-name="P16">Assisted scientists in expanding Python code from proof-of-concept to production-ready applications.</text:p>
        </text:list-item>
      </text:list>
      <text:p text:style-name="P7"><text:span text:style-name="Emphasis"><text:span text:style-name="T52">Technologies Used</text:span></text:span><text:span text:style-name="T52">:</text:span><text:span text:style-name="T22"> Python, </text:span><text:span text:style-name="T32">MongoDB, </text:span><text:span text:style-name="T33">Linux, </text:span><text:span text:style-name="T32">AWS (Chalice, S3, </text:span><text:span text:style-name="T41">SQS, </text:span><text:span text:style-name="T32">Lambda, </text:span><text:span text:style-name="T41">RDS,</text:span><text:span text:style-name="T32"> DynamoDB), </text:span><text:span text:style-name="T35">Pandas</text:span><text:span text:style-name="T32">, </text:span><text:span text:style-name="T35">NumPy</text:span><text:span text:style-name="T32">.</text:span></text:p>
      <text:p text:style-name="job_20_title"><text:span text:style-name="T18">ZipRecruiter, Los Angeles, CA</text:span><text:line-break/><text:span text:style-name="T51">Senior Software Engineer</text:span><text:span text:style-name="T22"> | September 2015 – January 2019</text:span></text:p>
      <text:list text:style-name="L6">
        <text:list-item>
          <text:p text:style-name="P17">Improved search times from minutes to under 200ms for largest and highest-paying customers by offloading candidate search from primary RDBMS to Elastic<text:span text:style-name="T69">S</text:span>earch.</text:p>
        </text:list-item>
        <text:list-item>
          <text:p text:style-name="P17">Enhanced acquisition, upsell, and retention of large customers with a new resume search feature over 200 million resumes.</text:p>
        </text:list-item>
        <text:list-item>
          <text:p text:style-name="P17">Imported data from non-searchable raw resumes stored in S3; proposed, specified, built, tested, and deployed the solution <text:span text:style-name="T53">leading</text:span> a team of three.</text:p>
        </text:list-item>
        <text:list-item>
          <text:p text:style-name="P17">Created new operational paths to build machines outside the monolith architecture.</text:p>
        </text:list-item>
        <text:list-item>
          <text:p text:style-name="P17">Managed data ingress and integrity, reducing primary database contention and improving cache performance.</text:p>
        </text:list-item>
        <text:list-item>
          <text:p text:style-name="P17">Migrated monolith event data into a parallel path using S3 and data warehouse solutions, updating producers and consumers incrementally with zero downtime.</text:p>
        </text:list-item>
        <text:list-item>
          <text:p text:style-name="P17">Owned table definitions, S3 data layout, and tooling to automate metadata for Athena and Spark, building a data lake to reduce load on the Redshift data warehouse.</text:p>
        </text:list-item>
      </text:list>
      <text:p text:style-name="job_20_description"><text:span text:style-name="Emphasis"><text:span text:style-name="T22">Technologies Used</text:span></text:span><text:span text:style-name="T22">: Python, Perl, Elastic</text:span><text:span text:style-name="T44">S</text:span><text:span text:style-name="T22">earch, MySQL, Redshift, </text:span><text:span text:style-name="T33">Linux, </text:span><text:span text:style-name="T22">Salt, Terraform, Docker, AWS (EC2, S3, SQS, Kinesis).</text:span></text:p>
      <text:p text:style-name="job_20_title"><text:span text:style-name="Strong_20_Emphasis">AirMedia, Los Angeles, CA<text:line-break/></text:span><text:span text:style-name="Strong_20_Emphasis"><text:span text:style-name="T22">Chief Engineer</text:span></text:span><text:span text:style-name="T22"> | July 2014 – July 2015</text:span></text:p>
      <text:list text:style-name="L7">
        <text:list-item>
          <text:p text:style-name="P18">First engineering hire, building a video distribution and recommendation platform for premium ad-supported video.</text:p>
        </text:list-item>
        <text:list-item>
          <text:p text:style-name="P18">Developed, deployed, and maintained Python backend services and data reporting hosted in AWS with a MongoDB database.</text:p>
        </text:list-item>
        <text:list-item>
          <text:p text:style-name="P18">Served as technical lead during investor due diligence.</text:p>
        </text:list-item>
        <text:list-item>
          <text:p text:style-name="P18">Onboarded, mentored, and conducted code reviews for new team members.</text:p>
        </text:list-item>
      </text:list>
      <text:p text:style-name="P5"><text:span text:style-name="Emphasis"><text:span text:style-name="T22">Technologies Used</text:span></text:span><text:span text:style-name="T22">: Python, </text:span><text:span text:style-name="T44">B</text:span><text:span text:style-name="T29">ottle</text:span><text:span text:style-name="T27">,</text:span><text:span text:style-name="T22"> </text:span><text:span text:style-name="T27">Postgre</text:span><text:span text:style-name="T39">SQL</text:span><text:span text:style-name="T27">, </text:span><text:span text:style-name="T33">Linux, </text:span><text:span text:style-name="T27">AWS (EC2, S3, Athena), MongoDB.</text:span></text:p>
      <text:p text:style-name="job_20_title"><text:span text:style-name="Strong_20_Emphasis">Demand Media, Los Angeles, CA<text:line-break/></text:span><text:span text:style-name="Strong_20_Emphasis"><text:span text:style-name="T22">Lead Engineer, SRE, and Ops</text:span></text:span><text:span text:style-name="T22"> | August 2011 – July 2014</text:span></text:p>
      <text:list text:style-name="L8">
        <text:list-item>
          <text:p text:style-name="P19">Led Project Incite, delivering live contextual recommendations across eHow.com's 3.2 million pages within 8 months, resulting in a 2 million user product.</text:p>
        </text:list-item>
        <text:list-item>
          <text:p text:style-name="P19">Won inaugural company hackathon to capture a million-dollar market via targeted pharmaceutical advertising; championed and launched the product at scale.</text:p>
        </text:list-item>
        <text:list-item>
          <text:p text:style-name="P19">Implemented server and process improvements for eHow, improving PageRank by reducing Time to First Byte (TTFB) for clients and Googlebot.</text:p>
        </text:list-item>
        <text:list-item>
          <text:p text:style-name="P19">Analyzed and upgraded codebase for PHP 5.3 to 5.5 transition.</text:p>
        </text:list-item>
        <text:list-item>
          <text:p text:style-name="P19">Trained engineers on Splunk, Git, <text:span text:style-name="T70">Gerrit,</text:span> Puppet, and Python.</text:p>
        </text:list-item>
      </text:list>
      <text:p text:style-name="job_20_description"><text:span text:style-name="Emphasis"><text:span text:style-name="T22">Technologies Used</text:span></text:span><text:span text:style-name="T22">: RabbitMQ, Python, Thrift, Scrapy, </text:span><text:span text:style-name="T33">Linux, </text:span><text:span text:style-name="T22">AWS, Redis, Riak, PostgreSQL, Django, Chef, Nagios, Git, Gerrit, </text:span><text:span text:style-name="T25">Splunk.</text:span></text:p>
      <text:p text:style-name="job_20_title"><text:span text:style-name="Strong_20_Emphasis">Open42 / Demand Media, Los Angeles, CA<text:line-break/></text:span><text:span text:style-name="Strong_20_Emphasis"><text:span text:style-name="T22">Chief Engineer / Lead Engineer</text:span></text:span><text:span text:style-name="T22"> | November 2010 – August 2011</text:span></text:p>
      <text:list text:style-name="L9">
        <text:list-item>
          <text:p text:style-name="P20">Built a high-speed, high-capacity, cloud-based data warehouse for analyzing click traffic, providing machine learning algorithms for content projection and clustering.</text:p>
        </text:list-item>
        <text:list-item>
          <text:p text:style-name="P20">Served as technical point-of-contact between Open42 and Demand Media.</text:p>
        </text:list-item>
        <text:list-item>
          <text:p text:style-name="P20">Developed data analysis jobs utilizing Hadoop.</text:p>
        </text:list-item>
        <text:list-item>
          <text:p text:style-name="P20">Conducted due diligence of RSSGraffiti code; redesigned it as a work queue to improve database locality.</text:p>
        </text:list-item>
        <text:list-item>
          <text:p text:style-name="P20">Migrated code repositories from SVN to Git; integrated with Redmine for issue tracking.</text:p>
        </text:list-item>
        <text:list-item>
          <text:p text:style-name="P20">Implemented Chef for deployment infrastructure and wrote company recipes.</text:p>
        </text:list-item>
        <text:list-item>
          <text:p text:style-name="P20">Created automated Nagios monitoring for all EC2 cloud hosts.</text:p>
        </text:list-item>
        <text:list-item>
          <text:p text:style-name="P20">Spearheaded adoption of bug tracking, code review in Gerrit, and continuous integration in Jenkins.</text:p>
        </text:list-item>
        <text:list-item>
          <text:p text:style-name="P20">Managed AWS EC2 configuration and lifecycle.</text:p>
        </text:list-item>
        <text:list-item>
          <text:p text:style-name="P20">Developed a Redis-based IP blocking system for legacy products with 7 million entries.</text:p>
        </text:list-item>
      </text:list>
      <text:p text:style-name="P6"><text:span text:style-name="Emphasis"><text:span text:style-name="T22">Technologies Use</text:span></text:span><text:span text:style-name="Emphasis"><text:span text:style-name="T38">d:</text:span></text:span><text:span text:style-name="T22"> </text:span><text:span text:style-name="T25">Perl</text:span><text:span text:style-name="T22">, Python, </text:span><text:span text:style-name="T25">Hadoop Streaming, </text:span><text:span text:style-name="T22">AWS </text:span><text:span text:style-name="T26">(EC2, S3)</text:span><text:span text:style-name="T25">, </text:span><text:span text:style-name="T22">PostgreSQL, </text:span><text:span text:style-name="T33">Linux, </text:span><text:span text:style-name="T22">Chef, Nagios, </text:span><text:span text:style-name="T25">SVN, </text:span><text:span text:style-name="T22">Git, Gerrit.</text:span></text:p>
      <text:p text:style-name="job_20_title"><text:span text:style-name="Strong_20_Emphasis">The Rubicon Project, Los Angeles, CA<text:line-break/></text:span><text:span text:style-name="Strong_20_Emphasis"><text:span text:style-name="T22">Senior Software Engineer</text:span></text:span><text:span text:style-name="T22"> | October 2008 – September 2010</text:span></text:p>
      <text:list text:style-name="L10">
        <text:list-item>
          <text:p text:style-name="P21">Rewrote Perl ad scheduler using a custom rules engine, reducing processing time from 10–30 minutes to under one minute.</text:p>
        </text:list-item>
        <text:list-item>
          <text:p text:style-name="P21">Analyzed and improved network transfer speeds in the scheduling system, enhancing sync speed by 5x.</text:p>
        </text:list-item>
        <text:list-item>
          <text:p text:style-name="P21">Stabilized log aggregation and established the data pipeline as a critical infrastructure component.</text:p>
        </text:list-item>
        <text:list-item>
          <text:p text:style-name="P21">Migrated monthly aggregation roll-ups into streaming calculations after exceeding database capacity.</text:p>
        </text:list-item>
        <text:list-item>
          <text:p text:style-name="P21">Reverse-engineered and improved financial proration calculations, ensuring consistent sums at each level of roll-up; parallelized calculations using Hadoop.</text:p>
        </text:list-item>
        <text:list-item>
          <text:p text:style-name="P21">Improved SVN repository layout; oversaw merges and implemented unit tests for schedulers.</text:p>
        </text:list-item>
      </text:list>
      <text:p text:style-name="P6"><text:span text:style-name="Emphasis"><text:span text:style-name="T22">Technologies Used:</text:span></text:span><text:span text:style-name="T22"> </text:span><text:span text:style-name="T25">Perl</text:span><text:span text:style-name="T22">, </text:span><text:span text:style-name="T25">MySQL, Apache ModPerl, Hadoop Streaming, </text:span><text:span text:style-name="T33">Linux</text:span><text:span text:style-name="T25">, SVN, </text:span><text:span text:style-name="T22">Git.</text:span></text:p>
      <text:p text:style-name="job_20_title"><text:span text:style-name="Strong_20_Emphasis">Mediaplex (Conversant), Los Angeles, CA<text:line-break/></text:span><text:span text:style-name="Strong_20_Emphasis"><text:span text:style-name="T22">Software Engineer Manager</text:span></text:span><text:span text:style-name="T22"> | August 2006 – September 2008</text:span></text:p>
      <text:list text:style-name="L11">
        <text:list-item>
          <text:p text:style-name="P22">Led a team of four engineers enhancing an online advertising system for publishers.</text:p>
        </text:list-item>
      </text:list>
      <text:list text:style-name="L12">
        <text:list-item>
          <text:p text:style-name="P23">Selected new features, distributed work, designed code, implemented updates, tested, and provided live support.</text:p>
        </text:list-item>
        <text:list-item>
          <text:p text:style-name="P23">Improved project estimate accuracy and delivered releases on time.</text:p>
        </text:list-item>
        <text:list-item>
          <text:p text:style-name="P23"><text:soft-page-break/>Revitalized the MOJO team by empowering engineers and improving communication and morale.</text:p>
        </text:list-item>
        <text:list-item>
          <text:p text:style-name="P23">Built strong relationships with the systems team, resulting in improved support.</text:p>
        </text:list-item>
        <text:list-item>
          <text:p text:style-name="P23">Extended Perl advertisement allocator; maintained Apache+mod_perl UI and delivery system.</text:p>
        </text:list-item>
        <text:list-item>
          <text:p text:style-name="P23">Migrated reports and data to an Oracle data warehouse.</text:p>
        </text:list-item>
      </text:list>
      <text:p text:style-name="P8"><text:span text:style-name="Emphasis"><text:span text:style-name="T22">Technologies Used:</text:span></text:span><text:span text:style-name="T22"> </text:span><text:span text:style-name="T33">Perl, </text:span><text:span text:style-name="T43">ModPerl, Apache, </text:span><text:span text:style-name="T33">DBD, MySQL, Oracle, FreeBSD, Linux.</text:span></text:p>
      <text:p text:style-name="job_20_heading"><text:span text:style-name="Strong_20_Emphasis">Community Involvement</text:span></text:p>
      <text:p text:style-name="job_20_title"><text:span text:style-name="Strong_20_Emphasis"><text:span text:style-name="T22">Conference Speaker</text:span></text:span></text:p>
      <text:list text:style-name="L13">
        <text:list-item>
          <text:p text:style-name="P24"><text:span text:style-name="T22">So</text:span><text:span text:style-name="T28">uthern </text:span><text:span text:style-name="T22">Cal</text:span><text:span text:style-name="T28">ifornia</text:span><text:span text:style-name="T22"> Linux Expo / </text:span><text:span text:style-name="T28">SCaLE</text:span></text:p>
        </text:list-item>
        <text:list-item>
          <text:p text:style-name="P24">DevOpsDayLA</text:p>
        </text:list-item>
        <text:list-item>
          <text:p text:style-name="P24">All Things Open</text:p>
        </text:list-item>
        <text:list-item>
          <text:p text:style-name="P25">The Perl Conference (Multiple years<text:span text:style-name="T62">)</text:span></text:p>
        </text:list-item>
      </text:list>
      <text:p text:style-name="job_20_title"><text:span text:style-name="Strong_20_Emphasis"><text:span text:style-name="T22">Organizer and Speaker</text:span></text:span><text:span text:style-name="T22">, LA Perl (2008 – Present)<text:line-break/>Organized monthly meetings and presented on topics such as scalable system design and cloud infrastructure. </text:span><text:a xlink:type="simple" xlink:href="http://la.pm.org/" text:style-name="Internet_20_link" text:visited-style-name="Visited_20_Internet_20_Link"><text:span text:style-name="T22">http://la.pm.org</text:span></text:a><text:span text:style-name="T22"> </text:span></text:p>
      <text:p text:style-name="job_20_heading"><text:span text:style-name="Strong_20_Emphasis">Education</text:span></text:p>
      <text:p text:style-name="job_20_title"><text:span text:style-name="Strong_20_Emphasis">California Institute of Technology, Pasadena, CA</text:span></text:p>
      <text:list text:style-name="L14">
        <text:list-item>
          <text:p text:style-name="P26">Bachelor of Science in Electrical Engineering <text:span text:style-name="T72">(DNF)</text:span></text:p>
        </text:list-item>
      </text:list>
      <text:p text:style-name="job_20_heading"><text:span text:style-name="Strong_20_Emphasis">Certifications</text:span></text:p>
      <text:list text:style-name="L15">
        <text:list-item>
          <text:p text:style-name="P28"><text:span text:style-name="T18">Deep Learning </text:span><text:span text:style-name="T19">S</text:span><text:span text:style-name="T18">pecialization</text:span><text:span text:style-name="T59">,</text:span> <text:span text:style-name="T58">Coursera (Offered by </text:span>DeepLearning.ai<text:span text:style-name="T58">), Completed in 2024.</text:span></text:p>
        </text:list-item>
        <text:list-item>
          <text:p text:style-name="P28"><text:span text:style-name="T18">Applied Data Science Program: Leveraging AI for Effective Decision Making</text:span><text:span text:style-name="T59">,</text:span> MIT Professional Education, <text:span text:style-name="T58">Completed in 2024.</text:span></text:p>
        </text:list-item>
        <text:list-item>
          <text:p text:style-name="P28"><text:span text:style-name="T18">Mastering LLMs for Developers and Data Scientists</text:span><text:span text:style-name="T59">,</text:span> Maven, <text:span text:style-name="T58">Completed in 2024.</text:span></text:p>
        </text:list-item>
        <text:list-item>
          <text:p text:style-name="P27"><text:span text:style-name="T21">DeepLearn 2024 – IRDTA 11</text:span><text:span text:style-name="T55">th</text:span><text:span text:style-name="T21"> International School on Deep Learning</text:span><text:span text:style-name="T60">,</text:span><text:span text:style-name="T71"> Porto, Portugal, </text:span><text:span text:style-name="T58">July 2024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DejaVu Sans" svg:font-family="'DejaVu Sans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12pt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/>
    </style:style>
    <style:style style:name="job_20_description" style:display-name="job description" style:family="paragraph" style:parent-style-name="Preformatted_20_Text">
      <loext:graphic-properties draw:fill="none" draw:fill-color="#729fcf"/>
      <style:paragraph-properties fo:margin-left="0.1866in" fo:margin-right="0in" fo:margin-top="0.0398in" fo:margin-bottom="0.0398in" style:contextual-spacing="false" fo:orphans="0" fo:widows="0" fo:hyphenation-ladder-count="no-limit" fo:text-indent="0in" style:auto-text-indent="false" fo:background-color="transparent" style:writing-mode="lr-tb"/>
      <style:text-properties style:font-name="Times New Roman" fo:font-family="'Times New Roman'" style:font-family-generic="roman" style:font-pitch="variable"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job_20_description">
      <loext:graphic-properties draw:fill="none" draw:fill-color="#729fcf"/>
      <style:paragraph-properties fo:margin-left="0.1252in" fo:margin-right="0in" fo:margin-top="0.0398in" fo:margin-bottom="0.0398in" style:contextual-spacing="false" fo:orphans="0" fo:widows="0" fo:hyphenation-ladder-count="no-limit" fo:text-indent="0in" style:auto-text-indent="false" fo:background-color="transparent" fo:keep-with-next="always" style:writing-mode="lr-tb">
        <style:tab-stops/>
      </style:paragraph-properties>
      <style:text-properties fo:font-size="9pt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job_20_heading" style:display-name="job heading" style:family="paragraph" style:parent-style-name="Preformatted_20_Text">
      <loext:graphic-properties draw:fill="none" draw:fill-color="#729fcf"/>
      <style:paragraph-properties fo:margin-left="0.1252in" fo:margin-right="0in" fo:margin-top="0.0791in" fo:margin-bottom="0.0791in" style:contextual-spacing="false" fo:orphans="0" fo:widows="0" fo:hyphenation-ladder-count="no-limit" fo:text-indent="0in" style:auto-text-indent="false" fo:background-color="transparent" style:writing-mode="lr-tb"/>
      <style:text-properties style:font-name="Tahoma" fo:font-family="Tahoma" style:font-pitch="variable" style:font-name-complex="Tahoma" style:font-family-complex="Tahoma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yle_20_job_20_heading_20__2b__20_11_20_pt" style:display-name="Style job heading + 11 pt" style:family="paragraph" style:parent-style-name="job_20_heading">
      <style:paragraph-properties fo:margin-top="0.111in" fo:margin-bottom="0in" style:contextual-spacing="false"/>
      <style:text-properties fo:font-size="11pt" style:font-size-asian="11pt"/>
    </style:style>
    <style:style style:name="Style_20_job_20_title_20__2b__20_11_20_pt_20_Bold" style:display-name="Style job title + 11 pt Bold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fo:font-weight="bold" style:font-size-asian="11pt" style:font-weight-asian="bold" style:font-weight-complex="bold"/>
    </style:style>
    <style:style style:name="Style_20_job_20_title_20__2b__20_11_20_pt" style:display-name="Style job title + 11 pt" style:family="paragraph" style:parent-style-name="job_20_title">
      <style:paragraph-properties fo:margin-left="0.5in" fo:margin-right="0in" fo:margin-top="0.1665in" fo:margin-bottom="0in" style:contextual-spacing="false" fo:text-indent="-0.3201in" style:auto-text-indent="false"/>
      <style:text-properties fo:font-size="11pt" style:font-size-asian="11pt"/>
    </style:style>
    <style:style style:name="Style_20_job_20_title_20__2b__20_11_20_pt1" style:display-name="Style job title + 11 pt1" style:family="paragraph" style:parent-style-name="job_20_title">
      <style:text-properties style:font-name="Tahoma" fo:font-family="Tahoma" style:font-pitch="variable" fo:font-size="11pt" style:font-size-asian="11pt" style:font-name-complex="Tahoma" style:font-family-complex="Tahoma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job_20_description_20_bullets" style:display-name="job description bullets" style:family="paragraph" style:parent-style-name="job_20_description">
      <loext:graphic-properties draw:fill="none" draw:fill-color="#729fcf"/>
      <style:paragraph-properties fo:margin-left="-0.0618in" fo:margin-right="0in" fo:margin-top="0in" fo:margin-bottom="0in" style:contextual-spacing="false" fo:line-height="100%" fo:orphans="0" fo:widows="0" fo:hyphenation-ladder-count="no-limit" fo:text-indent="0in" style:auto-text-indent="false" fo:background-color="transparent" style:writing-mode="lr-tb"/>
      <style:text-properties fo:font-size="8pt" style:font-size-asian="8pt" style:font-size-complex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Preformatted_20_Text_20_Char" style:display-name="Preformatted Text Char" style:family="text">
      <style:text-properties fo:font-size="12pt" fo:language="en" fo:country="US" style:font-name-asian="Courier New" style:font-family-asian="'Courier New'" style:font-pitch-asian="variable" style:font-size-asian="12pt" style:font-name-complex="Courier New" style:font-family-complex="'Courier New'" style:font-pitch-complex="variable" style:font-size-complex="12pt" style:language-complex="ar" style:country-complex="SA"/>
    </style:style>
    <style:style style:name="job_20_description_20_Char" style:display-name="job description Char" style:family="text" style:parent-style-name="Preformatted_20_Text_20_Char"/>
    <style:style style:name="job_20_title_20_Char" style:display-name="job title Char" style:family="text" style:parent-style-name="job_20_description_20_Char"/>
    <style:style style:name="Style_20_job_20_title_20__2b__20_11_20_pt_20_Bold_20_Char" style:display-name="Style job title + 11 pt Bold Char" style:family="text">
      <style:text-properties fo:font-size="11pt" fo:language="en" fo:country="US" fo:font-weight="bold" style:font-name-asian="Courier New" style:font-family-asian="'Courier New'" style:font-pitch-asian="variable" style:font-size-asian="11pt" style:font-weight-asian="bold" style:font-name-complex="Courier New" style:font-family-complex="'Courier New'" style:font-pitch-complex="variable" style:font-size-complex="12pt" style:language-complex="ar" style:country-complex="SA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Footer_20_Char" style:display-name="Footer Char" style:family="text">
      <style:text-properties fo:font-size="12pt" style:font-name-asian="DejaVu Sans" style:font-family-asian="'DejaVu Sans', 'Times New Roman'" style:font-pitch-asian="variable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style:font-name="Tahoma" fo:font-size="10pt" fo:font-weight="bold" officeooo:paragraph-rsid="004395ca" style:font-size-asian="10pt" style:font-weight-asian="bold" style:font-name-complex="Tahoma" style:font-size-complex="10pt" style:font-weight-complex="bold"/>
    </style:style>
    <style:style style:name="MP2" style:family="paragraph" style:parent-style-name="Preformatted_20_Text">
      <style:paragraph-properties fo:text-align="center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P3" style:family="paragraph" style:parent-style-name="Preformatted_20_Text">
      <style:paragraph-properties fo:text-align="start" style:justify-single-word="false">
        <style:tab-stops>
          <style:tab-stop style:position="3.75in" style:type="center"/>
          <style:tab-stop style:position="7.3752in" style:type="right"/>
        </style:tab-stops>
      </style:paragraph-properties>
      <style:text-properties officeooo:paragraph-rsid="004395ca"/>
    </style:style>
    <style:style style:name="MT1" style:family="text">
      <style:text-properties fo:color="#000000" loext:opacity="100%" style:font-name="Times New Roman" fo:font-size="10pt" style:text-underline-style="none" officeooo:rsid="0042a6d3" style:font-size-asian="10pt" style:font-name-complex="Tahoma" style:font-size-complex="10pt"/>
    </style:style>
    <style:style style:name="MT2" style:family="text">
      <style:text-properties style:font-name="Times New Roman" fo:font-size="10pt" style:font-size-asian="10pt" style:font-name-complex="Tahoma" style:font-size-complex="10pt"/>
    </style:style>
    <style:style style:name="MT3" style:family="text">
      <style:text-properties style:font-name="Times New Roman" fo:font-size="10pt" style:font-size-asian="10pt" style:font-name-complex="Times New Roman" style:font-size-complex="10pt"/>
    </style:style>
    <style:style style:name="MT4" style:family="text">
      <style:text-properties style:font-name="Times New Roman" fo:font-size="10pt" officeooo:rsid="0059f37a" style:font-size-asian="10pt" style:font-name-complex="Tahoma" style:font-size-complex="10pt"/>
    </style:style>
    <style:style style:name="MT5" style:family="text">
      <style:text-properties style:font-name="Times New Roman" fo:font-size="10pt" officeooo:rsid="0042f31b" style:font-size-asian="10pt" style:font-name-complex="Times New Roman" style:font-size-complex="10pt"/>
    </style:style>
    <style:style style:name="MT6" style:family="text">
      <style:text-properties style:font-name="Times New Roman" fo:font-size="10pt" officeooo:rsid="0042f31b" style:font-size-asian="10pt" style:font-name-complex="Tahoma" style:font-size-complex="10pt"/>
    </style:style>
    <style:style style:name="MT7" style:family="text">
      <style:text-properties style:font-name="Times New Roman" fo:font-size="10pt" officeooo:rsid="004e0ac5" style:font-size-asian="10pt" style:font-name-complex="Tahoma" style:font-size-complex="10pt"/>
    </style:style>
    <style:style style:name="MT8" style:family="text">
      <style:text-properties style:font-name="Times New Roman" fo:font-size="10pt" officeooo:rsid="0042a6d3" style:font-size-asian="10pt" style:font-name-complex="Times New Roman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style style:name="Mdp1" style:family="drawing-page">
      <style:drawing-page-properties draw:fill="solid" draw:background-size="border" draw:fill-color="#ffffff" draw:opacity="0%"/>
    </style:style>
  </office:automatic-styles>
  <office:master-styles>
    <style:master-page style:name="Standard" style:page-layout-name="Mpm1" draw:style-name="Mdp1">
      <style:header>
        <text:p text:style-name="MP1">Andrew Grangaard</text:p>
        <text:p text:style-name="MP2"><text:span text:style-name="MT1">andrew.grangaard@gmail.com <text:s/></text:span><text:span text:style-name="MT2">• <text:s/></text:span><text:span text:style-name="MT3">(818) 464-6712 <text:s/></text:span><text:span text:style-name="MT2">• <text:s/></text:span><text:a xlink:type="simple" xlink:href="https://rockstär.dev" text:style-name="Internet_20_link" text:visited-style-name="Visited_20_Internet_20_Link"><text:span text:style-name="MT4">rockstär.dev</text:span></text:a><text:span text:style-name="MT5"> <text:s/></text:span><text:span text:style-name="MT6">• <text:s/></text:span><text:a xlink:type="simple" xlink:href="https://linkedin.com/in/andrewgrangaard" text:style-name="Internet_20_link" text:visited-style-name="Visited_20_Internet_20_Link"><text:span text:style-name="MT7">linkedin.com/</text:span><text:span text:style-name="MT6">in/andrewgrangaard</text:span></text:a><text:span text:style-name="MT5"> <text:s/></text:span><text:span text:style-name="MT6">• <text:s/></text:span><text:span text:style-name="MT8">Marina Del Rey</text:span><text:span text:style-name="MT3">, CA <text:s/>90292</text:span></text:p>
        <text:p text:style-name="MP3"><text:span text:style-name="MT3"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ume 2024Q4 - Andrew Grangaard</dc:title>
    <meta:initial-creator>agrangaard</meta:initial-creator>
    <meta:creation-date>2015-07-31T13:55:00</meta:creation-date>
    <dc:date>2024-10-30T19:36:36.284298048</dc:date>
    <meta:print-date>2024-10-30T19:36:21.356746546</meta:print-date>
    <meta:editing-cycles>74</meta:editing-cycles>
    <meta:editing-duration>PT4H40M10S</meta:editing-duration>
    <meta:generator>LibreOffice/7.6.5.2$Linux_X86_64 LibreOffice_project/60$Build-2</meta:generator>
    <meta:printed-by>PDF files</meta:printed-by>
    <meta:document-statistic meta:table-count="0" meta:image-count="0" meta:object-count="0" meta:page-count="3" meta:paragraph-count="115" meta:word-count="1633" meta:character-count="11467" meta:non-whitespace-character-count="10008"/>
  </office:meta>
</office:document-meta>
</file>